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8a37e" officeooo:paragraph-rsid="0008a37e"/>
    </style:style>
    <style:style style:name="P2" style:family="paragraph" style:parent-style-name="Text_20_body">
      <style:text-properties officeooo:rsid="00092fe1" officeooo:paragraph-rsid="00092fe1"/>
    </style:style>
    <style:style style:name="P3" style:family="paragraph" style:parent-style-name="Text_20_body">
      <style:text-properties officeooo:rsid="0009e375" officeooo:paragraph-rsid="0009e375"/>
    </style:style>
    <style:style style:name="P4" style:family="paragraph" style:parent-style-name="Text_20_body">
      <style:text-properties officeooo:rsid="000aade4" officeooo:paragraph-rsid="000aade4"/>
    </style:style>
    <style:style style:name="P5" style:family="paragraph" style:parent-style-name="Text_20_body">
      <style:text-properties officeooo:rsid="000dc589" officeooo:paragraph-rsid="000dc589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officeooo:rsid="000f6750" officeooo:paragraph-rsid="000f6750" style:font-style-asian="normal" style:font-style-complex="normal"/>
    </style:style>
    <style:style style:name="P7" style:family="paragraph" style:parent-style-name="Text_20_body">
      <style:text-properties fo:font-style="normal" style:text-underline-style="none" officeooo:rsid="0012dc57" officeooo:paragraph-rsid="0012dc57" style:font-style-asian="normal" style:font-style-complex="normal"/>
    </style:style>
    <style:style style:name="P8" style:family="paragraph" style:parent-style-name="Text_20_body">
      <style:text-properties fo:font-style="normal" style:text-underline-style="none" officeooo:rsid="0015b3c6" officeooo:paragraph-rsid="001b0ce0" style:font-style-asian="normal" style:font-style-complex="normal"/>
    </style:style>
    <style:style style:name="P9" style:family="paragraph" style:parent-style-name="Text_20_body">
      <style:text-properties fo:font-style="normal" style:text-underline-style="none" officeooo:rsid="001e49a5" officeooo:paragraph-rsid="001e49a5" style:font-style-asian="normal" style:font-style-complex="normal"/>
    </style:style>
    <style:style style:name="P10" style:family="paragraph" style:parent-style-name="Text_20_body">
      <style:text-properties officeooo:rsid="001f3fc4" officeooo:paragraph-rsid="001f3fc4"/>
    </style:style>
    <style:style style:name="P11" style:family="paragraph" style:parent-style-name="Text_20_body">
      <style:text-properties fo:font-weight="bold" officeooo:rsid="0021a7fa" officeooo:paragraph-rsid="0021a7fa" style:font-weight-asian="bold" style:font-weight-complex="bold"/>
    </style:style>
    <style:style style:name="P12" style:family="paragraph" style:parent-style-name="Title">
      <style:text-properties style:font-name="Liberation Sans" fo:font-size="28pt" fo:font-weight="bold" officeooo:rsid="0008a37e" officeooo:paragraph-rsid="0008a37e" style:font-name-asian="Noto Sans CJK SC" style:font-size-asian="28pt" style:font-weight-asian="bold" style:font-name-complex="Lohit Devanagari" style:font-size-complex="28pt" style:font-weight-complex="bold"/>
    </style:style>
    <style:style style:name="P13" style:family="paragraph" style:parent-style-name="Text_20_body" style:list-style-name="L1">
      <style:text-properties fo:font-style="normal" style:text-underline-style="none" officeooo:rsid="001e49a5" officeooo:paragraph-rsid="001e49a5" style:font-style-asian="normal" style:font-style-complex="normal"/>
    </style:style>
    <style:style style:name="P14" style:family="paragraph" style:parent-style-name="Text_20_body">
      <style:text-properties fo:font-style="normal" style:text-underline-style="none" officeooo:rsid="001e49a5" officeooo:paragraph-rsid="001e49a5" style:font-style-asian="normal" style:font-style-complex="normal"/>
    </style:style>
    <style:style style:name="P15" style:family="paragraph" style:parent-style-name="Text_20_body" style:list-style-name="L2">
      <style:text-properties fo:font-style="normal" style:text-underline-style="none" fo:font-weight="normal" officeooo:rsid="0021a7fa" officeooo:paragraph-rsid="0021a7fa" style:font-style-asian="normal" style:font-weight-asian="normal" style:font-style-complex="normal" style:font-weight-complex="normal"/>
    </style:style>
    <style:style style:name="P16" style:family="paragraph" style:parent-style-name="Text_20_body" style:list-style-name="L2">
      <style:text-properties fo:font-style="normal" style:text-underline-style="none" fo:font-weight="normal" officeooo:rsid="0021ad1f" officeooo:paragraph-rsid="0021ad1f" style:font-style-asian="normal" style:font-weight-asian="normal" style:font-style-complex="normal" style:font-weight-complex="normal"/>
    </style:style>
    <style:style style:name="P17" style:family="paragraph" style:parent-style-name="Text_20_body" style:list-style-name="L2">
      <style:text-properties fo:font-style="normal" style:text-underline-style="none" fo:font-weight="normal" officeooo:rsid="00233569" officeooo:paragraph-rsid="0025064e" style:font-style-asian="normal" style:font-weight-asian="normal" style:font-style-complex="normal" style:font-weight-complex="normal"/>
    </style:style>
    <style:style style:name="P18" style:family="paragraph" style:parent-style-name="Text_20_body" style:list-style-name="L5">
      <style:text-properties fo:font-style="normal" style:text-underline-style="none" fo:font-weight="normal" officeooo:rsid="004057a4" officeooo:paragraph-rsid="004057a4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style:text-underline-style="none" fo:font-weight="normal" officeooo:rsid="0041fd2e" officeooo:paragraph-rsid="0041fd2e" style:font-style-asian="normal" style:font-weight-asian="normal" style:font-style-complex="normal" style:font-weight-complex="normal"/>
    </style:style>
    <style:style style:name="P20" style:family="paragraph" style:parent-style-name="Text_20_body" style:list-style-name="L5">
      <style:text-properties fo:font-style="normal" style:text-underline-style="none" fo:font-weight="normal" officeooo:rsid="0043ee08" officeooo:paragraph-rsid="0043ee0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style:text-underline-style="none" fo:font-weight="normal" officeooo:rsid="0047f98e" officeooo:paragraph-rsid="0047f98e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style:text-underline-style="none" fo:font-weight="normal" officeooo:rsid="00482a09" officeooo:paragraph-rsid="00482a0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style:text-underline-style="none" fo:font-weight="normal" officeooo:rsid="004a0aaf" officeooo:paragraph-rsid="004a0aaf" style:font-style-asian="normal" style:font-weight-asian="normal" style:font-style-complex="normal" style:font-weight-complex="normal"/>
    </style:style>
    <style:style style:name="P24" style:family="paragraph" style:parent-style-name="Text_20_body" style:list-style-name="L6">
      <style:text-properties fo:font-style="normal" style:text-underline-style="none" fo:font-weight="normal" officeooo:rsid="004a0aaf" officeooo:paragraph-rsid="004a0aaf" style:font-style-asian="normal" style:font-weight-asian="normal" style:font-style-complex="normal" style:font-weight-complex="normal"/>
    </style:style>
    <style:style style:name="P25" style:family="paragraph" style:parent-style-name="Text_20_body" style:list-style-name="L6">
      <style:text-properties fo:font-style="normal" style:text-underline-style="none" fo:font-weight="normal" officeooo:rsid="004aa5ae" officeooo:paragraph-rsid="004aa5ae" style:font-style-asian="normal" style:font-weight-asian="normal" style:font-style-complex="normal" style:font-weight-complex="normal"/>
    </style:style>
    <style:style style:name="P26" style:family="paragraph" style:parent-style-name="Text_20_body" style:list-style-name="L6">
      <style:text-properties fo:font-style="normal" style:text-underline-style="none" fo:font-weight="normal" officeooo:rsid="004bb40a" officeooo:paragraph-rsid="004bb40a" style:font-style-asian="normal" style:font-weight-asian="normal" style:font-style-complex="normal" style:font-weight-complex="normal"/>
    </style:style>
    <style:style style:name="P27" style:family="paragraph" style:parent-style-name="Text_20_body" style:list-style-name="L6">
      <style:text-properties fo:font-style="normal" style:text-underline-style="none" fo:font-weight="normal" officeooo:rsid="004d99bb" officeooo:paragraph-rsid="004d99bb" style:font-style-asian="normal" style:font-weight-asian="normal" style:font-style-complex="normal" style:font-weight-complex="normal"/>
    </style:style>
    <style:style style:name="P28" style:family="paragraph" style:parent-style-name="Text_20_body" style:list-style-name="L6">
      <style:text-properties fo:font-style="normal" style:text-underline-style="none" fo:font-weight="normal" officeooo:rsid="004ddd97" officeooo:paragraph-rsid="004ddd97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style:text-underline-style="solid" style:text-underline-width="auto" style:text-underline-color="font-color" fo:font-weight="normal" officeooo:rsid="0026a511" officeooo:paragraph-rsid="0026a511" style:font-style-asian="normal" style:font-weight-asian="normal" style:font-style-complex="normal" style:font-weight-complex="normal"/>
    </style:style>
    <style:style style:name="P30" style:family="paragraph" style:parent-style-name="Text_20_body" style:list-style-name="L2">
      <style:text-properties officeooo:paragraph-rsid="0021a7fa"/>
    </style:style>
    <style:style style:name="P31" style:family="paragraph" style:parent-style-name="Text_20_body" style:list-style-name="L2">
      <style:text-properties officeooo:rsid="0021a7fa" officeooo:paragraph-rsid="0021a7fa"/>
    </style:style>
    <style:style style:name="P32" style:family="paragraph" style:parent-style-name="Text_20_body" style:list-style-name="L2">
      <style:text-properties officeooo:rsid="0021ad1f" officeooo:paragraph-rsid="0021ad1f"/>
    </style:style>
    <style:style style:name="P33" style:family="paragraph" style:parent-style-name="Text_20_body" style:list-style-name="L2">
      <style:text-properties officeooo:rsid="00233569" officeooo:paragraph-rsid="0025064e"/>
    </style:style>
    <style:style style:name="P34" style:family="paragraph" style:parent-style-name="Text_20_body" style:list-style-name="L2">
      <style:text-properties officeooo:rsid="0026786b" officeooo:paragraph-rsid="0026786b"/>
    </style:style>
    <style:style style:name="P35" style:family="paragraph" style:parent-style-name="Text_20_body">
      <style:text-properties officeooo:paragraph-rsid="0026a511"/>
    </style:style>
    <style:style style:name="P36" style:family="paragraph" style:parent-style-name="Text_20_body">
      <style:text-properties officeooo:rsid="0028adff" officeooo:paragraph-rsid="0028adff"/>
    </style:style>
    <style:style style:name="P37" style:family="paragraph" style:parent-style-name="Text_20_body">
      <style:text-properties style:text-underline-style="solid" style:text-underline-width="auto" style:text-underline-color="font-color" officeooo:rsid="002b980d" officeooo:paragraph-rsid="002b980d"/>
    </style:style>
    <style:style style:name="P38" style:family="paragraph" style:parent-style-name="Text_20_body">
      <style:text-properties style:text-underline-style="solid" style:text-underline-width="auto" style:text-underline-color="font-color" officeooo:rsid="0034fc7a" officeooo:paragraph-rsid="0034fc7a"/>
    </style:style>
    <style:style style:name="P39" style:family="paragraph" style:parent-style-name="Text_20_body">
      <style:text-properties style:text-underline-style="none" officeooo:rsid="002ba8bd" officeooo:paragraph-rsid="002ba8bd"/>
    </style:style>
    <style:style style:name="P40" style:family="paragraph" style:parent-style-name="Text_20_body">
      <style:text-properties style:text-underline-style="none" officeooo:rsid="0032dff9" officeooo:paragraph-rsid="0032dff9"/>
    </style:style>
    <style:style style:name="P41" style:family="paragraph" style:parent-style-name="Text_20_body">
      <style:text-properties style:text-underline-style="none" officeooo:rsid="003407c6" officeooo:paragraph-rsid="003407c6"/>
    </style:style>
    <style:style style:name="P42" style:family="paragraph" style:parent-style-name="Text_20_body">
      <style:text-properties style:text-underline-style="none" officeooo:rsid="00356905" officeooo:paragraph-rsid="00356905"/>
    </style:style>
    <style:style style:name="P43" style:family="paragraph" style:parent-style-name="Text_20_body">
      <style:text-properties style:text-underline-style="none" officeooo:rsid="00369264" officeooo:paragraph-rsid="00369264"/>
    </style:style>
    <style:style style:name="P44" style:family="paragraph" style:parent-style-name="Text_20_body">
      <style:text-properties style:text-underline-style="none" officeooo:rsid="0037ec2b" officeooo:paragraph-rsid="0037ec2b"/>
    </style:style>
    <style:style style:name="P45" style:family="paragraph" style:parent-style-name="Text_20_body">
      <style:text-properties style:text-underline-style="none" officeooo:rsid="003f9e20" officeooo:paragraph-rsid="003f9e20"/>
    </style:style>
    <style:style style:name="P46" style:family="paragraph" style:parent-style-name="Text_20_body" style:list-style-name="L2">
      <style:text-properties officeooo:rsid="0031117a" officeooo:paragraph-rsid="0031117a"/>
    </style:style>
    <style:style style:name="P47" style:family="paragraph" style:parent-style-name="Text_20_body">
      <style:text-properties officeooo:paragraph-rsid="003f9e20"/>
    </style:style>
    <style:style style:name="P48" style:family="paragraph" style:parent-style-name="Text_20_body" style:list-style-name="L5">
      <style:text-properties officeooo:paragraph-rsid="003f9e20"/>
    </style:style>
    <style:style style:name="P49" style:family="paragraph" style:parent-style-name="Text_20_body" style:list-style-name="L5">
      <style:text-properties officeooo:rsid="004057a4" officeooo:paragraph-rsid="004057a4"/>
    </style:style>
    <style:style style:name="T1" style:family="text">
      <style:text-properties officeooo:rsid="000c783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c58a" style:font-style-asian="italic" style:font-style-complex="italic"/>
    </style:style>
    <style:style style:name="T4" style:family="text">
      <style:text-properties fo:font-style="italic" officeooo:rsid="001611fe" style:font-style-asian="italic" style:font-style-complex="italic"/>
    </style:style>
    <style:style style:name="T5" style:family="text">
      <style:text-properties fo:font-style="italic" officeooo:rsid="004aa5a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1a7fa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717d1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ac5b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8578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ac71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be020" style:font-style-asian="italic" style:font-weight-asian="normal" style:font-style-complex="italic" style:font-weight-complex="normal"/>
    </style:style>
    <style:style style:name="T14" style:family="text">
      <style:text-properties officeooo:rsid="0013c58a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2003c3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1a7fa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239e12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5064e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56434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6a511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717d1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a30c4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34f40f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3f9e2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a30c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d93a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8578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ac5b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ac71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be02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ee5af" style:font-style-asian="normal" style:font-weight-asian="normal" style:font-style-complex="normal" style:font-weight-complex="normal"/>
    </style:style>
    <style:style style:name="T35" style:family="text">
      <style:text-properties officeooo:rsid="00158636"/>
    </style:style>
    <style:style style:name="T36" style:family="text">
      <style:text-properties officeooo:rsid="0015b975"/>
    </style:style>
    <style:style style:name="T37" style:family="text">
      <style:text-properties officeooo:rsid="001611fe"/>
    </style:style>
    <style:style style:name="T38" style:family="text">
      <style:text-properties officeooo:rsid="0017f834"/>
    </style:style>
    <style:style style:name="T39" style:family="text">
      <style:text-properties officeooo:rsid="0019bbfe"/>
    </style:style>
    <style:style style:name="T40" style:family="text">
      <style:text-properties officeooo:rsid="001b0ce0"/>
    </style:style>
    <style:style style:name="T41" style:family="text">
      <style:text-properties officeooo:rsid="001bfecc"/>
    </style:style>
    <style:style style:name="T42" style:family="text">
      <style:text-properties officeooo:rsid="001d3b5f"/>
    </style:style>
    <style:style style:name="T43" style:family="text">
      <style:text-properties officeooo:rsid="0031117a"/>
    </style:style>
    <style:style style:name="T44" style:family="text">
      <style:text-properties officeooo:rsid="0046b11e"/>
    </style:style>
    <style:style style:name="T45" style:family="text">
      <style:text-properties officeooo:rsid="004aa5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irtualization</text:p>
      <text:p text:style-name="P1">Mechanism: Address Translation</text:p>
      <text:p text:style-name="P2">Just like in the CPU virtualization we pursue a similar strategy in virtualizing memory attaining both efficiency and control.</text:p>
      <text:p text:style-name="P3">Efficiency dictates the use of hardware support (first registers and the more complex translation lookahead buffers [TLB’s], page-table support and so on). </text:p>
      <text:p text:style-name="P4">Control implies that the OS ensure that no application can access memory other than its own. <text:span text:style-name="T1">But to protect applications from one another and the OS from applications, we need hardware support here too. </text:span></text:p>
      <text:p text:style-name="P5">Flexibility is needed, specifically for program’s address spaces in what ever way they woulb like. </text:p>
      <text:p text:style-name="P6">Problem: How Do We Efficiently And Flexibly Virtualize Memory?</text:p>
      <text:p text:style-name="P7">We will use the generic technique <text:span text:style-name="T2">hardware-based address translation</text:span>, <text:span text:style-name="T14">or just </text:span><text:span text:style-name="T3">address translation. </text:span><text:span text:style-name="T35">This is where the hardware translates the virtual address provided by the instruction to a physical address. </text:span></text:p>
      <text:p text:style-name="P8">The hardware does not alone virtualize the memory, but it provides the low-level mechanism <text:span text:style-name="T36">for doing so efficient. </text:span><text:span text:style-name="T37">The OS must </text:span><text:span text:style-name="T4">manage memory</text:span><text:span text:style-name="T37"> to make sure that the correct address translation take place. </text:span><text:span text:style-name="T38">It must track which locations are free, used, and intervene in order to maintain control </text:span><text:span text:style-name="T39">over how memory is used. </text:span></text:p>
      <text:p text:style-name="P8"><text:span text:style-name="T40">Just like the address space, the goal of the address translation is to provide an illusion of that a program has its own private memory where its code and data reside. </text:span><text:span text:style-name="T41">Behind the illusion there are an ugly physical truth, that many programs avtually share the memory </text:span><text:span text:style-name="T42">at the same time. </text:span></text:p>
      <text:p text:style-name="P9">15.1 Assumption</text:p>
      <text:list xml:id="list3110252103" text:style-name="L1">
        <text:list-item>
          <text:p text:style-name="P13">User’s address space is placed contigiously in physical memory</text:p>
        </text:list-item>
        <text:list-item>
          <text:p text:style-name="P13">The size of address space is not to big (less size than physical memory)</text:p>
        </text:list-item>
        <text:list-item>
          <text:p text:style-name="P13">Each address space is exactly the same size</text:p>
        </text:list-item>
      </text:list>
      <text:p text:style-name="P9">15.2 An Example</text:p>
      <text:p text:style-name="P10"><text:span text:style-name="T15">We have an address space which uses address translation to store it in physical memory. </text:span><text:span text:style-name="T16">How is the relocation performed (address 0 in virtual memory, and some other address in physical)? </text:span></text:p>
      <text:p text:style-name="P11"><text:span text:style-name="T16">D</text:span><text:span text:style-name="T15">ynamic (Hardware-based) Relocation</text:span></text:p>
      <text:list xml:id="list2716788920" text:style-name="L2">
        <text:list-item>
          <text:p text:style-name="P30"><text:span text:style-name="T18">Simple idea, </text:span><text:span text:style-name="T7">base and bounds, </text:span><text:span text:style-name="T18">also called </text:span><text:span text:style-name="T7">dynamic relocation</text:span><text:span text:style-name="T18">. </text:span></text:p>
        </text:list-item>
        <text:list-item>
          <text:p text:style-name="P15">2 hardware registers are needed within each CPU:</text:p>
          <text:list>
            <text:list-item>
              <text:p text:style-name="P31"><text:span text:style-name="T17">Base register (</text:span><text:span text:style-name="T19">where in physical memory the address space should load, </text:span><text:span text:style-name="T25">“offset”</text:span><text:span text:style-name="T17">)</text:span></text:p>
            </text:list-item>
            <text:list-item>
              <text:p text:style-name="P15">Bounds register (limit register, <text:span text:style-name="T43">achieves protection</text:span>)</text:p>
            </text:list-item>
          </text:list>
        </text:list-item>
        <text:list-item>
          <text:p text:style-name="P32"><text:span text:style-name="T17">Ensures that we can place address space anywhere in the phys</text:span><text:span text:style-name="T21">i</text:span><text:span text:style-name="T17">cal memory</text:span></text:p>
        </text:list-item>
        <text:list-item>
          <text:p text:style-name="P16"><text:soft-page-break/>Ensures that the process can only access its own address space. </text:p>
        </text:list-item>
        <text:list-item>
          <text:p text:style-name="P17">Each program is written and compiled as it was loaded to at address 0.</text:p>
        </text:list-item>
        <text:list-item>
          <text:p text:style-name="P33"><text:span text:style-name="T20">Will translate the virtual address to a physical address (phy_addr = virt_addr + base). </text:span><text:span text:style-name="T17"><text:s/></text:span></text:p>
        </text:list-item>
        <text:list-item>
          <text:p text:style-name="P34"><text:span text:style-name="T17">Technique is called </text:span><text:span text:style-name="T6">dynamic relocation</text:span><text:span text:style-name="T17"> because we can move address spaces during runtime and even after the process has started running. </text:span></text:p>
        </text:list-item>
        <text:list-item>
          <text:p text:style-name="P46"><text:span text:style-name="T17"/></text:p>
        </text:list-item>
      </text:list>
      <text:p text:style-name="P29">Note: Software-Based Relocation</text:p>
      <text:p text:style-name="P35"><text:span text:style-name="T22">Before hardware support was invented, som system performed relocation via software method. </text:span><text:span text:style-name="T23">This basic tecknique is known as </text:span><text:span text:style-name="T8">static relocation</text:span><text:span text:style-name="T23">. A piece of software called the loader takes an executable which is about to run and rewrites its addresses to the desired offset in physical memory. </text:span></text:p>
      <text:p text:style-name="P36"><text:span text:style-name="T23">P</text:span><text:span text:style-name="T17">roblems: Does not provide protection. </text:span><text:span text:style-name="T24">Once placed it is diffucut to relocate the space. </text:span></text:p>
      <text:p text:style-name="P37"><text:span text:style-name="T28">T</text:span><text:span text:style-name="T27">ip: Hardware-Based Dynamic Relocation</text:span></text:p>
      <text:p text:style-name="P39"><text:span text:style-name="T27">A little hardware goes a long way. Namely the </text:span><text:span text:style-name="T9">base</text:span><text:span text:style-name="T27"> register is used to transform </text:span><text:span text:style-name="T9">virtual addresses</text:span><text:span text:style-name="T27"> in </text:span><text:span text:style-name="T9">physical addresses</text:span><text:span text:style-name="T27">. A </text:span><text:span text:style-name="T9">bound</text:span><text:span text:style-name="T27"> (or limit) register ensures that such addresses are within the confines of the address space. </text:span><text:span text:style-name="T29">They provide a simple and efficient virtualization oof the memory. </text:span></text:p>
      <text:p text:style-name="P40"><text:span text:style-name="T27">The CPU will first check that the virtual memory reference is within bounds to make sure its legal. </text:span></text:p>
      <text:p text:style-name="P41"><text:span text:style-name="T27">Sometimes, the part that hepls with address translation on the CPU is called the </text:span><text:span text:style-name="T9">memory anagement unit (MMU)</text:span><text:span text:style-name="T27">. </text:span></text:p>
      <text:p text:style-name="P38"><text:span text:style-name="T27">Note: Data Structures . The Free List</text:span></text:p>
      <text:p text:style-name="P42"><text:span text:style-name="T27">To track which part of the memory that is free, we must use a data structure. The simplest one is the </text:span><text:span text:style-name="T9">free list</text:span><text:span text:style-name="T27"> which is a list of ranges of the physical memory which are not currently in use. </text:span></text:p>
      <text:p text:style-name="P43"><text:span text:style-name="T27">15.4 Hardware Support: A Summary</text:span></text:p>
      <text:p text:style-name="P44"><text:span text:style-name="T27">The hardware must provide the base and bounds registers themselved. Each CPU must have additional registers, part of the </text:span><text:span text:style-name="T9">MMU</text:span><text:span text:style-name="T27">.</text:span><text:span text:style-name="T30">The hardware checks that the address is valid by using the </text:span><text:span text:style-name="T11">bounds register</text:span><text:span text:style-name="T30"> and some </text:span><text:span text:style-name="T11">curcuitry</text:span><text:span text:style-name="T30"> within the CPU. </text:span><text:span text:style-name="T31">The hardware should provide special instructions to modify the </text:span><text:span text:style-name="T10">base and bounds registers</text:span><text:span text:style-name="T31">, allowing the OS to change them when different processes run. These instructions are </text:span><text:span text:style-name="T10">privaleged</text:span><text:span text:style-name="T31">. </text:span><text:span text:style-name="T32">The CPU must be able to make </text:span><text:span text:style-name="T12">exceptions</text:span><text:span text:style-name="T32"> in situations where a user program tries to access the memory illegally </text:span><text:span text:style-name="T33">so that the </text:span><text:span text:style-name="T13">exception handler</text:span><text:span text:style-name="T33"> is ran. </text:span><text:span text:style-name="T34">A few more privaleged instructions are needed. </text:span></text:p>
      <text:p text:style-name="P45"><text:span text:style-name="T34">1</text:span><text:span text:style-name="T27">5.5 Operating Sytems Issues</text:span></text:p>
      <text:p text:style-name="P47"><text:span text:style-name="T26">For the implementation of virtual memory through combination of hardware support and OS management, there are a few critical junctures: </text:span></text:p>
      <text:list xml:id="list4197829638" text:style-name="L5">
        <text:list-item>
          <text:p text:style-name="P48"><text:span text:style-name="T26">The OS must find space for the address space in memory when a process is created. </text:span></text:p>
        </text:list-item>
        <text:list-item>
          <text:p text:style-name="P49"><text:span text:style-name="T26">T</text:span><text:span text:style-name="T17">he OS must reclaim all memoory space of a terminated process. </text:span></text:p>
        </text:list-item>
        <text:list-item>
          <text:p text:style-name="P18">The OS must save and restore the base-and-bound pair when a contest switch is performed. </text:p>
        </text:list-item>
        <text:list-item>
          <text:p text:style-name="P20">OS must provide exception handlers to be prepared if a memory-related exception is raised.</text:p>
        </text:list-item>
      </text:list>
      <text:p text:style-name="P19"><text:soft-page-break/>The values of base-and-bound registers must be saved to a per-process structure such as the <text:span text:style-name="T2">process structure </text:span>or the <text:span text:style-name="T2">process control block (PCB) </text:span>when a proces descides to stop running a process. <text:span text:style-name="T44">If an exception is raied e.g. is a process tried to access memory outisde its bounds, the CPU will raise and exception. </text:span></text:p>
      <text:p text:style-name="P21">Limited Direct Execution Control (Dynamic Relocation)</text:p>
      <text:p text:style-name="P22">See Figure 15.5 p. 151 OSTEP – Three Easy Parts</text:p>
      <text:p text:style-name="P23">15.6 Summary</text:p>
      <text:list xml:id="list3156076401" text:style-name="L6">
        <text:list-item>
          <text:p text:style-name="P24">We have extended the concept of Limited Direct Execution <text:span text:style-name="T45">(mechanism used in virtual memory known as </text:span><text:span text:style-name="T5">address translation</text:span><text:span text:style-name="T45">)</text:span></text:p>
        </text:list-item>
        <text:list-item>
          <text:p text:style-name="P25">OS can control each and every memory access by the processes, ensuring that is kept in bounds. </text:p>
        </text:list-item>
        <text:list-item>
          <text:p text:style-name="P26">Hardware support is the key to efficiency (performs the actual translation, v_addr → p_addr</text:p>
        </text:list-item>
        <text:list-item>
          <text:p text:style-name="P27">We have transparency to the process (illusion</text:p>
        </text:list-item>
        <text:list-item>
          <text:p text:style-name="P27">Particular form: <text:span text:style-name="T2">Base and bounds </text:span>or <text:span text:style-name="T2">dynamic reallocation</text:span>. </text:p>
          <text:list>
            <text:list-item>
              <text:p text:style-name="P27">Efficient, little HW to add base register and check that the address is in bounds. </text:p>
            </text:list-item>
            <text:list-item>
              <text:p text:style-name="P27">Offers protection</text:p>
            </text:list-item>
            <text:list-item>
              <text:p text:style-name="P27">Has insufficiencies such as wasting space, called <text:span text:style-name="T2">internal fragmentation</text:span></text:p>
            </text:list-item>
            <text:list-item>
              <text:p text:style-name="P27">At the moment we’re restriced to place address space in a fixed-sized slot</text:p>
            </text:list-item>
          </text:list>
        </text:list-item>
        <text:list-item>
          <text:p text:style-name="P28">A generalization of the base and bounds is known as <text:span text:style-name="T2">segmentation</text:span>.</text:p>
        </text:list-item>
      </text:list>
      <text:p text:style-name="P39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45:37.303321100</meta:creation-date>
    <dc:date>2020-11-09T18:40:43.981186181</dc:date>
    <meta:editing-duration>PT2H43M53S</meta:editing-duration>
    <meta:editing-cycles>66</meta:editing-cycles>
    <meta:generator>LibreOffice/6.4.6.2$Linux_X86_64 LibreOffice_project/40$Build-2</meta:generator>
    <meta:document-statistic meta:table-count="0" meta:image-count="0" meta:object-count="0" meta:page-count="3" meta:paragraph-count="58" meta:word-count="1006" meta:character-count="6100" meta:non-whitespace-character-count="5150"/>
  </office:meta>
</office:document-meta>
</file>